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1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position="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Cambridge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>
            <text:p>Turn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T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T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T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T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T</text:p>
          </table:table-cell>
          <table:table-cell table:style-name="ce6" office:value-type="float" office:value="7">
            <text:p>7</text:p>
          </table:table-cell>
          <table:table-cell table:style-name="ce4" office:value-type="string">
            <text:p>T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T</text:p>
          </table:table-cell>
          <table:table-cell table:style-name="ce4" office:value-type="float" office:value="11">
            <text:p>11</text:p>
          </table:table-cell>
          <table:table-cell table:style-name="ce4" office:value-type="string">
            <text:p>T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T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998"/>
        </table:table-row>
        <table:table-row table:style-name="ro1">
          <table:table-cell table:style-name="ce2" office:value-type="string">
            <text:p>Cheung, Leland</text:p>
          </table:table-cell>
          <table:table-cell table:style-name="ce5" office:value-type="float" office:value="1974">
            <text:p>1974</text:p>
          </table:table-cell>
          <table:table-cell table:style-name="ce5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Toomey, Jr., Timothy J.</text:p>
          </table:table-cell>
          <table:table-cell table:style-name="ce5" office:value-type="float" office:value="1654">
            <text:p>1654</text:p>
          </table:table-cell>
          <table:table-cell table:style-name="ce5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5" office:value-type="float" office:value="-114">
            <text:p>-114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Maher, David P.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36">
            <text:p>1636</text:p>
          </table:table-cell>
          <table:table-cell table:style-name="ce5" office:value-type="float" office:value="-96">
            <text:p>-96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avis, Henrietta</text:p>
          </table:table-cell>
          <table:table-cell table:style-name="ce5" office:value-type="float" office:value="1407">
            <text:p>1407</text:p>
          </table:table-cell>
          <table:table-cell table:style-name="ce5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05">
            <text:p>1505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516">
            <text:p>151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518">
            <text:p>151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21">
            <text:p>1521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immons, E. Denise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283">
            <text:p>1283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293">
            <text:p>129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296">
            <text:p>129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01">
            <text:p>130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309">
            <text:p>130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348">
            <text:p>1348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1371">
            <text:p>137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1438">
            <text:p>1438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Decker, Marjorie C.</text:p>
          </table:table-cell>
          <table:table-cell table:style-name="ce5" office:value-type="float" office:value="1092">
            <text:p>1092</text:p>
          </table:table-cell>
          <table:table-cell table:style-name="ce5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175">
            <text:p>11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176">
            <text:p>117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187">
            <text:p>118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239">
            <text:p>1239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62">
            <text:p>1362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1403">
            <text:p>1403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540">
            <text:p>154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Kelley, Craig A.</text:p>
          </table:table-cell>
          <table:table-cell table:style-name="ce5" office:value-type="float" office:value="1075">
            <text:p>1075</text:p>
          </table:table-cell>
          <table:table-cell table:style-name="ce5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134">
            <text:p>1134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145">
            <text:p>1145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151">
            <text:p>115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154">
            <text:p>1154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162">
            <text:p>116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72">
            <text:p>1172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1224">
            <text:p>1224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1284">
            <text:p>1284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377">
            <text:p>1377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537">
            <text:p>1537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vanBeuzekom, Minka Y.</text:p>
          </table:table-cell>
          <table:table-cell table:style-name="ce5" office:value-type="float" office:value="1011">
            <text:p>1011</text:p>
          </table:table-cell>
          <table:table-cell table:style-name="ce5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073">
            <text:p>107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77">
            <text:p>1077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79">
            <text:p>107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099">
            <text:p>109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1129">
            <text:p>1129</text:p>
          </table:table-cell>
          <table:table-cell table:style-name="ce5" office:value-type="float" office:value="93">
            <text:p>93</text:p>
          </table:table-cell>
          <table:table-cell table:style-name="ce5" office:value-type="float" office:value="1222">
            <text:p>1222</text:p>
          </table:table-cell>
          <table:table-cell table:style-name="ce5" office:value-type="float" office:value="33">
            <text:p>33</text:p>
          </table:table-cell>
          <table:table-cell table:style-name="ce5" office:value-type="float" office:value="1272">
            <text:p>1272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1344">
            <text:p>1344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528">
            <text:p>152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Reeves, Kenneth E.</text:p>
          </table:table-cell>
          <table:table-cell table:style-name="ce5" office:value-type="float" office:value="979">
            <text:p>979</text:p>
          </table:table-cell>
          <table:table-cell table:style-name="ce5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032">
            <text:p>103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045">
            <text:p>104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047">
            <text:p>1047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051">
            <text:p>105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60">
            <text:p>106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068">
            <text:p>1068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084">
            <text:p>1084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1105">
            <text:p>1105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1158">
            <text:p>1158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265">
            <text:p>1265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1540">
            <text:p>154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Ward, Larry W.</text:p>
          </table:table-cell>
          <table:table-cell table:style-name="ce5" office:value-type="float" office:value="816">
            <text:p>816</text:p>
          </table:table-cell>
          <table:table-cell table:style-name="ce5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0">
            <text:p>840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849">
            <text:p>849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54">
            <text:p>85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55">
            <text:p>855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868">
            <text:p>868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17">
            <text:p>917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969">
            <text:p>969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088">
            <text:p>1088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-1186">
            <text:p>-1186</text:p>
          </table:table-cell>
          <table:table-cell table:style-name="ce5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Seidel, Sam</text:p>
          </table:table-cell>
          <table:table-cell table:style-name="ce5" office:value-type="float" office:value="768">
            <text:p>768</text:p>
          </table:table-cell>
          <table:table-cell table:style-name="ce5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3">
            <text:p>81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818">
            <text:p>8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819">
            <text:p>81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2">
            <text:p>82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825">
            <text:p>825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839">
            <text:p>839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892">
            <text:p>892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926">
            <text:p>926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1010">
            <text:p>1010</text:p>
          </table:table-cell>
          <table:table-cell table:style-name="ce5" office:value-type="float" office:value="-1010">
            <text:p>-1010</text:p>
          </table:table-cell>
          <table:table-cell table:style-name="ce5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Nelson, Matthew P.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42">
            <text:p>54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4">
            <text:p>54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48">
            <text:p>54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89">
            <text:p>589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55">
            <text:p>655</text:p>
          </table:table-cell>
          <table:table-cell table:style-name="ce5" office:value-type="float" office:value="-655">
            <text:p>-655</text:p>
          </table:table-cell>
          <table:table-cell table:style-name="ce5" office:value-type="float" office:value="0">
            <text:p>0</text:p>
          </table:table-cell>
          <table:table-cell table:number-columns-repeated="1002"/>
        </table:table-row>
        <table:table-row table:style-name="ro1">
          <table:table-cell table:style-name="ce2" office:value-type="string">
            <text:p>Marquardt, Charles J.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19">
            <text:p>51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24">
            <text:p>52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539">
            <text:p>539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546">
            <text:p>546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570">
            <text:p>570</text:p>
          </table:table-cell>
          <table:table-cell table:style-name="ce5" office:value-type="float" office:value="-570">
            <text:p>-570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2" office:value-type="string">
            <text:p>Stohlman, Jr., Thomas .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61">
            <text:p>361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385">
            <text:p>385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-404">
            <text:p>-404</text:p>
          </table:table-cell>
          <table:table-cell table:number-columns-repeated="1007"/>
        </table:table-row>
        <table:table-row table:style-name="ro1">
          <table:table-cell table:style-name="ce2" office:value-type="string">
            <text:p>Williamson, James M.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5">
            <text:p>1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85">
            <text:p>18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-192">
            <text:p>-19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Mello, Gary W.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-149">
            <text:p>-149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Pascual, Jamake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2">
            <text:p>62</text:p>
          </table:table-cell>
          <table:table-cell table:style-name="ce5" office:value-type="float" office:value="-62">
            <text:p>-62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Moree, Gregg J.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-59">
            <text:p>-59</text:p>
          </table:table-cell>
          <table:table-cell table:number-columns-repeated="3" table:style-name="ce5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_Increment" table:style-name="ta1">
        <office:forms form:automatic-focus="false" form:apply-design-mode="false"/>
        <table:shapes>
          <draw:frame draw:z-index="0" draw:style-name="gr1" svg:width="25.902cm" svg:height="16.425cm" svg:x="6.236cm" svg:y="19.552cm">
            <draw:object draw:notify-on-update-of-ranges="Cambridge_Increment.A25:Cambridge_Increment.A43 Cambridge_Increment.B24:Cambridge_Increment.B24 Cambridge_Increment.B25:Cambridge_Increment.B43 Cambridge_Increment.C24:Cambridge_Increment.C24 Cambridge_Increment.C25:Cambridge_Increment.C43 Cambridge_Increment.D24:Cambridge_Increment.D24 Cambridge_Increment.D25:Cambridge_Increment.D43 Cambridge_Increment.E24:Cambridge_Increment.E24 Cambridge_Increment.E25:Cambridge_Increment.E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ce9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>
            <text:p>Turn</text:p>
          </table:table-cell>
          <table:table-cell table:style-name="ce7" office:value-type="string">
            <text:p>Mi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4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T6</text:p>
          </table:table-cell>
          <table:table-cell table:style-name="ce12" office:value-type="float" office:value="7">
            <text:p>7</text:p>
          </table:table-cell>
          <table:table-cell table:style-name="ce10" office:value-type="string">
            <text:p>T7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8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9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0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1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T12</text:p>
          </table:table-cell>
          <table:table-cell table:style-name="ce10" office:value-type="float" office:value="13">
            <text:p>13</text:p>
          </table:table-cell>
          <table:table-cell table:style-name="ce10" table:number-columns-repeated="997"/>
        </table:table-row>
        <table:table-row table:style-name="ro1">
          <table:table-cell table:style-name="ce8" office:value-type="string">
            <text:p>Cheung, Leland</text:p>
          </table:table-cell>
          <table:table-cell table:style-name="ce8" table:formula="of:=MIN([.C2:.AA2])" office:value-type="float" office:value="-434">
            <text:p>-434</text:p>
          </table:table-cell>
          <table:table-cell table:style-name="ce11" office:value-type="float" office:value="1974">
            <text:p>1974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Toomey, Jr., Timothy J.</text:p>
          </table:table-cell>
          <table:table-cell table:style-name="ce8" table:formula="of:=MIN([.C3:.AA3])" office:value-type="float" office:value="-114">
            <text:p>-114</text:p>
          </table:table-cell>
          <table:table-cell table:style-name="ce11" office:value-type="float" office:value="1654">
            <text:p>1654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Maher, David P.</text:p>
          </table:table-cell>
          <table:table-cell table:style-name="ce8" table:formula="of:=MIN([.C4:.AA4])" office:value-type="float" office:value="-96">
            <text:p>-96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avis, Henrietta</text:p>
          </table:table-cell>
          <table:table-cell table:style-name="ce8" table:formula="of:=MIN([.C5:.AA5])" office:value-type="float" office:value="0">
            <text:p>0</text:p>
          </table:table-cell>
          <table:table-cell table:style-name="ce11" office:value-type="float" office:value="1407">
            <text:p>1407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immons, E. Denise</text:p>
          </table:table-cell>
          <table:table-cell table:style-name="ce8" table:formula="of:=MIN([.C6:.AA6])" office:value-type="float" office:value="0">
            <text:p>0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Decker, Marjorie C.</text:p>
          </table:table-cell>
          <table:table-cell table:style-name="ce8" table:formula="of:=MIN([.C7:.AA7])" office:value-type="float" office:value="0">
            <text:p>0</text:p>
          </table:table-cell>
          <table:table-cell table:style-name="ce11" office:value-type="float" office:value="1092">
            <text:p>1092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138">
            <text:p>138</text:p>
          </table:table-cell>
          <table:table-cell table:style-name="ce11"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403">
            <text:p>1403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Kelley, Craig A.</text:p>
          </table:table-cell>
          <table:table-cell table:style-name="ce8" table:formula="of:=MIN([.C8:.AA8])" office:value-type="float" office:value="3">
            <text:p>3</text:p>
          </table:table-cell>
          <table:table-cell table:style-name="ce11" office:value-type="float" office:value="1075">
            <text:p>1075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vanBeuzekom, Minka Y.</text:p>
          </table:table-cell>
          <table:table-cell table:style-name="ce8" table:formula="of:=MIN([.C9:.AA9])" office:value-type="float" office:value="2">
            <text:p>2</text:p>
          </table:table-cell>
          <table:table-cell table:style-name="ce11" office:value-type="float" office:value="1011">
            <text:p>1011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Reeves, Kenneth E.</text:p>
          </table:table-cell>
          <table:table-cell table:style-name="ce8" table:formula="of:=MIN([.C10:.AA10])" office:value-type="float" office:value="2">
            <text:p>2</text:p>
          </table:table-cell>
          <table:table-cell table:style-name="ce11" office:value-type="float" office:value="979">
            <text:p>979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Ward, Larry W.</text:p>
          </table:table-cell>
          <table:table-cell table:style-name="ce8" table:formula="of:=MIN([.C11:.AA11])" office:value-type="float" office:value="-1186">
            <text:p>-1186</text:p>
          </table:table-cell>
          <table:table-cell table:style-name="ce11" office:value-type="float" office:value="816">
            <text:p>816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style-name="ce8" office:value-type="string">
            <text:p>Seidel, Sam</text:p>
          </table:table-cell>
          <table:table-cell table:style-name="ce8" table:formula="of:=MIN([.C12:.AA12])" office:value-type="float" office:value="-1010">
            <text:p>-1010</text:p>
          </table:table-cell>
          <table:table-cell table:style-name="ce11" office:value-type="float" office:value="768">
            <text:p>768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8" office:value-type="string">
            <text:p>Nelson, Matthew P.</text:p>
          </table:table-cell>
          <table:table-cell table:style-name="ce8" table:formula="of:=MIN([.C13:.AA13])" office:value-type="float" office:value="-655">
            <text:p>-655</text:p>
          </table:table-cell>
          <table:table-cell table:style-name="ce11" office:value-type="float" office:value="523">
            <text:p>523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8" office:value-type="string">
            <text:p>Marquardt, Charles J.</text:p>
          </table:table-cell>
          <table:table-cell table:style-name="ce8" table:formula="of:=MIN([.C14:.AA14])" office:value-type="float" office:value="-570">
            <text:p>-570</text:p>
          </table:table-cell>
          <table:table-cell table:style-name="ce11" office:value-type="float" office:value="488">
            <text:p>488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Stohlman, Jr., Thomas .</text:p>
          </table:table-cell>
          <table:table-cell table:style-name="ce8" table:formula="of:=MIN([.C15:.AA15])" office:value-type="float" office:value="-404">
            <text:p>-404</text:p>
          </table:table-cell>
          <table:table-cell table:style-name="ce11" office:value-type="float" office:value="336">
            <text:p>336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Williamson, James M.</text:p>
          </table:table-cell>
          <table:table-cell table:style-name="ce8" table:formula="of:=MIN([.C16:.AA16])" office:value-type="float" office:value="-192">
            <text:p>-192</text:p>
          </table:table-cell>
          <table:table-cell table:style-name="ce11" office:value-type="float" office:value="171">
            <text:p>171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ello, Gary W.</text:p>
          </table:table-cell>
          <table:table-cell table:style-name="ce8" table:formula="of:=MIN([.C17:.AA17])" office:value-type="float" office:value="-149">
            <text:p>-149</text:p>
          </table:table-cell>
          <table:table-cell table:style-name="ce11" office:value-type="float" office:value="128">
            <text:p>128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10"/>
        </table:table-row>
        <table:table-row table:style-name="ro1">
          <table:table-cell table:style-name="ce8" office:value-type="string">
            <text:p>Pascual, Jamake</text:p>
          </table:table-cell>
          <table:table-cell table:style-name="ce8" table:formula="of:=MIN([.C18:.AA18])" office:value-type="float" office:value="-62">
            <text:p>-62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8" office:value-type="string">
            <text:p>Moree, Gregg J.</text:p>
          </table:table-cell>
          <table:table-cell table:style-name="ce8" table:formula="of:=MIN([.C19:.AA19])" office:value-type="float" office:value="-59">
            <text:p>-59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http://www.cambridgema.gov/Election2011/ccouncil/Council%20Round1.ht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>
            <text:p>Turn</text:p>
          </table:table-cell>
          <table:table-cell table:style-name="ce10" office:value-type="string">
            <text:p>Blue</text:p>
          </table:table-cell>
          <table:table-cell table:style-name="ce10" office:value-type="string">
            <text:p>Rouge</text:p>
          </table:table-cell>
          <table:table-cell table:style-name="ce10" office:value-type="string">
            <text:p>Blue ciel</text:p>
          </table:table-cell>
          <table:table-cell table:style-name="ce10" office:value-type="string">
            <text:p>Ligne</text:p>
          </table:table-cell>
          <table:table-cell table:style-name="ce10"/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T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T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T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T6</text:p>
          </table:table-cell>
          <table:table-cell table:style-name="ce12" office:value-type="float" office:value="6">
            <text:p>6</text:p>
          </table:table-cell>
          <table:table-cell table:style-name="ce10" office:value-type="string">
            <text:p>T7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T8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T9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T10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T11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T12</text:p>
          </table:table-cell>
          <table:table-cell table:style-name="ce10" office:value-type="float" office:value="12">
            <text:p>12</text:p>
          </table:table-cell>
          <table:table-cell office:value-type="string">
            <text:p>T13</text:p>
          </table:table-cell>
          <table:table-cell office:value-type="float" office:value="13">
            <text:p>13</text:p>
          </table:table-cell>
          <table:table-cell office:value-type="string">
            <text:p>Check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Cheung, L.</text:p>
          </table:table-cell>
          <table:table-cell table:style-name="Default" office:value-type="float" office:value="1540">
            <text:p>1540</text:p>
          </table:table-cell>
          <table:table-cell table:style-name="ce11" table:number-columns-repeated="2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Toomey, T.</text:p>
          </table:table-cell>
          <table:table-cell table:style-name="Default" office:value-type="float" office:value="1540">
            <text:p>1540</text:p>
          </table:table-cell>
          <table:table-cell table:style-name="ce11" office:value-type="float" office:value="114">
            <text:p>114</text:p>
          </table:table-cell>
          <table:table-cell table:style-name="ce11"/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style-name="ce11" office:value-type="float" office:value="-114">
            <text:p>-114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Maher, D.</text:p>
          </table:table-cell>
          <table:table-cell table:style-name="Default" office:value-type="float" office:value="1636">
            <text:p>1636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36">
            <text:p>1636</text:p>
          </table:table-cell>
          <table:table-cell table:style-name="ce11" office:value-type="float" office:value="-96">
            <text:p>-96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Davis, H.</text:p>
          </table:table-cell>
          <table:table-cell table:style-name="Default" office:value-type="float" office:value="1498">
            <text:p>1498</text:p>
          </table:table-cell>
          <table:table-cell table:style-name="ce11"/>
          <table:table-cell table:style-name="ce11" office:value-type="float" office:value="7">
            <text:p>7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05">
            <text:p>150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16">
            <text:p>151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518">
            <text:p>151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21">
            <text:p>1521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8]+[.AA28]+[.Y28]+[.W28]+[.U28]+[.S28]+[.Q28]+[.O28]+[.M28]+[.K28]+[.I28]+[.G28]+[.B28]" office:value-type="float" office:value="1631">
            <text:p>163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Simmons, E.</text:p>
          </table:table-cell>
          <table:table-cell table:style-name="Default" office:value-type="float" office:value="1265">
            <text:p>1265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83">
            <text:p>128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93">
            <text:p>129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296">
            <text:p>1296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01">
            <text:p>130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309">
            <text:p>130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26">
            <text:p>13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348">
            <text:p>1348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1371">
            <text:p>1371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1438">
            <text:p>1438</text:p>
          </table:table-cell>
          <table:table-cell office:value-type="float" office:value="102">
            <text:p>102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29]+[.AA29]+[.Y29]+[.W29]+[.U29]+[.S29]+[.Q29]+[.O29]+[.M29]+[.K29]+[.I29]+[.G29]+[.B29]" office:value-type="float" office:value="1581">
            <text:p>1581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Decker, M.</text:p>
          </table:table-cell>
          <table:table-cell table:style-name="Default" office:value-type="float" office:value="1140">
            <text:p>1140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175">
            <text:p>117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176">
            <text:p>117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178">
            <text:p>117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87">
            <text:p>118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00">
            <text:p>1200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239">
            <text:p>1239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272">
            <text:p>1272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1344">
            <text:p>1344</text:p>
          </table:table-cell>
          <table:table-cell table:style-name="ce11" office:value-type="float" office:value="184">
            <text:p>184</text:p>
          </table:table-cell>
          <table:table-cell table:style-name="ce11" office:value-type="float" office:value="1528">
            <text:p>152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formula="of:=[.AC30]+[.AA30]+[.Y30]+[.W30]+[.U30]+[.S30]+[.Q30]+[.O30]+[.M30]+[.K30]+[.I30]+[.G30]+[.B30]" office:value-type="float" office:value="1588">
            <text:p>1588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Kelley, C.</text:p>
          </table:table-cell>
          <table:table-cell table:style-name="Default" office:value-type="float" office:value="1122">
            <text:p>1122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34">
            <text:p>113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145">
            <text:p>114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151">
            <text:p>115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54">
            <text:p>115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62">
            <text:p>116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72">
            <text:p>1172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1224">
            <text:p>1224</text:p>
          </table:table-cell>
          <table:table-cell table:style-name="ce11" office:value-type="float" office:value="138">
            <text:p>138</text:p>
          </table:table-cell>
          <table:table-cell office:value-type="float" office:value="1362">
            <text:p>1362</text:p>
          </table:table-cell>
          <table:table-cell table:style-name="ce11" office:value-type="float" office:value="41">
            <text:p>41</text:p>
          </table:table-cell>
          <table:table-cell office:value-type="float" office:value="1403">
            <text:p>1403</text:p>
          </table:table-cell>
          <table:table-cell table:style-name="ce11" office:value-type="float" office:value="137">
            <text:p>137</text:p>
          </table:table-cell>
          <table:table-cell table:style-name="ce11"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formula="of:=[.AC31]+[.AA31]+[.Y31]+[.W31]+[.U31]+[.S31]+[.Q31]+[.O31]+[.M31]+[.K31]+[.I31]+[.G31]+[.B31]" office:value-type="float" office:value="1587">
            <text:p>1587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vanBeuzekom, M.</text:p>
          </table:table-cell>
          <table:table-cell table:style-name="Default" office:value-type="float" office:value="1067">
            <text:p>1067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73">
            <text:p>107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77">
            <text:p>107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79">
            <text:p>107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099">
            <text:p>109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29">
            <text:p>1129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222">
            <text:p>1222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1284">
            <text:p>1284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1377">
            <text:p>1377</text:p>
          </table:table-cell>
          <table:table-cell table:style-name="ce11" office:value-type="float" office:value="160">
            <text:p>160</text:p>
          </table:table-cell>
          <table:table-cell table:style-name="ce11" office:value-type="float" office:value="1537">
            <text:p>1537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formula="of:=[.AC32]+[.AA32]+[.Y32]+[.W32]+[.U32]+[.S32]+[.Q32]+[.O32]+[.M32]+[.K32]+[.I32]+[.G32]+[.B32]" office:value-type="float" office:value="1596">
            <text:p>1596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Reeves, K.</text:p>
          </table:table-cell>
          <table:table-cell table:style-name="Default" office:value-type="float" office:value="1014">
            <text:p>1014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032">
            <text:p>103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45">
            <text:p>104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47">
            <text:p>104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051">
            <text:p>105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60">
            <text:p>106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68">
            <text:p>1068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084">
            <text:p>1084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105">
            <text:p>110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1158">
            <text:p>1158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1265">
            <text:p>1265</text:p>
          </table:table-cell>
          <table:table-cell table:style-name="ce11" office:value-type="float" office:value="275">
            <text:p>275</text:p>
          </table:table-cell>
          <table:table-cell table:style-name="ce11" office:value-type="float" office:value="1540">
            <text:p>1540</text:p>
          </table:table-cell>
          <table:table-cell table:formula="of:=[.AC33]+[.AA33]+[.Y33]+[.W33]+[.U33]+[.S33]+[.Q33]+[.O33]+[.M33]+[.K33]+[.I33]+[.G33]+[.B33]" office:value-type="float" office:value="1575">
            <text:p>1575</text:p>
          </table:table-cell>
          <table:table-cell table:number-columns-repeated="993"/>
        </table:table-row>
        <table:table-row table:style-name="ro1">
          <table:table-cell table:style-name="ce8" office:value-type="string">
            <text:p>Ward, L.</text:p>
          </table:table-cell>
          <table:table-cell table:style-name="Default" office:value-type="float" office:value="829">
            <text:p>829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40">
            <text:p>84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49">
            <text:p>849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54">
            <text:p>85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55">
            <text:p>85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68">
            <text:p>8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17">
            <text:p>917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969">
            <text:p>969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1088">
            <text:p>1088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1186">
            <text:p>1186</text:p>
          </table:table-cell>
          <table:table-cell table:style-name="ce11" office:value-type="float" office:value="-1186">
            <text:p>-1186</text:p>
          </table:table-cell>
          <table:table-cell table:style-name="ce11" office:value-type="float" office:value="0">
            <text:p>0</text:p>
          </table:table-cell>
          <table:table-cell table:number-columns-repeated="994"/>
        </table:table-row>
        <table:table-row table:style-name="ro1">
          <table:table-cell table:style-name="ce8" office:value-type="string">
            <text:p>Seidel, S.</text:p>
          </table:table-cell>
          <table:table-cell table:style-name="Default" office:value-type="float" office:value="808">
            <text:p>808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3">
            <text:p>813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818">
            <text:p>81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19">
            <text:p>8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2">
            <text:p>82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825">
            <text:p>82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39">
            <text:p>839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892">
            <text:p>89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926">
            <text:p>926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10">
            <text:p>1010</text:p>
          </table:table-cell>
          <table:table-cell table:style-name="ce11" office:value-type="float" office:value="-1010">
            <text:p>-1010</text:p>
          </table:table-cell>
          <table:table-cell table:style-name="ce11" office:value-type="float" office:value="0">
            <text:p>0</text:p>
          </table:table-cell>
          <table:table-cell table:number-columns-repeated="996"/>
        </table:table-row>
        <table:table-row table:style-name="ro1">
          <table:table-cell table:style-name="ce8" office:value-type="string">
            <text:p>Nelson, M.</text:p>
          </table:table-cell>
          <table:table-cell table:style-name="Default" office:value-type="float" office:value="534">
            <text:p>534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42">
            <text:p>54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44">
            <text:p>54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48">
            <text:p>54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557">
            <text:p>557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589">
            <text:p>589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55">
            <text:p>655</text:p>
          </table:table-cell>
          <table:table-cell table:style-name="ce11" office:value-type="float" office:value="-655">
            <text:p>-655</text:p>
          </table:table-cell>
          <table:table-cell table:style-name="ce11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rquardt, C.</text:p>
          </table:table-cell>
          <table:table-cell table:style-name="Default" office:value-type="float" office:value="509">
            <text:p>509</text:p>
          </table:table-cell>
          <table:table-cell table:style-name="ce11"/>
          <table:table-cell table:style-name="ce11" office:value-type="float" office:value="6">
            <text:p>6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15">
            <text:p>515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19">
            <text:p>51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21">
            <text:p>52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24">
            <text:p>52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539">
            <text:p>539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46">
            <text:p>54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70">
            <text:p>570</text:p>
          </table:table-cell>
          <table:table-cell table:style-name="ce11" office:value-type="float" office:value="-570">
            <text:p>-570</text:p>
          </table:table-cell>
          <table:table-cell table:style-name="ce11" office:value-type="float" office:value="0">
            <text:p>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Stohlman, T.</text:p>
          </table:table-cell>
          <table:table-cell table:style-name="Default" office:value-type="float" office:value="356">
            <text:p>356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58">
            <text:p>3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61">
            <text:p>36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70">
            <text:p>37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73">
            <text:p>37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85">
            <text:p>385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404">
            <text:p>404</text:p>
          </table:table-cell>
          <table:table-cell table:style-name="ce11" office:value-type="float" office:value="-404">
            <text:p>-404</text:p>
          </table:table-cell>
          <table:table-cell table:number-columns-repeated="1003"/>
        </table:table-row>
        <table:table-row table:style-name="ro1">
          <table:table-cell table:style-name="ce8" office:value-type="string">
            <text:p>Williamson, J.</text:p>
          </table:table-cell>
          <table:table-cell table:style-name="Default" office:value-type="float" office:value="173">
            <text:p>17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5">
            <text:p>17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77">
            <text:p>177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83">
            <text:p>18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5">
            <text:p>185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92">
            <text:p>192</text:p>
          </table:table-cell>
          <table:table-cell table:style-name="ce11" office:value-type="float" office:value="-192">
            <text:p>-192</text:p>
          </table:table-cell>
          <table:table-cell table:number-columns-repeated="1005"/>
        </table:table-row>
        <table:table-row table:style-name="ro1">
          <table:table-cell table:style-name="ce8" office:value-type="string">
            <text:p>Mello, G.</text:p>
          </table:table-cell>
          <table:table-cell table:style-name="Default" office:value-type="float" office:value="134">
            <text:p>134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5">
            <text:p>13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36">
            <text:p>13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42">
            <text:p>142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49">
            <text:p>149</text:p>
          </table:table-cell>
          <table:table-cell table:style-name="ce11" office:value-type="float" office:value="-149">
            <text:p>-149</text:p>
          </table:table-cell>
          <table:table-cell table:number-columns-repeated="1007"/>
        </table:table-row>
        <table:table-row table:style-name="ro1">
          <table:table-cell table:style-name="ce8" office:value-type="string">
            <text:p>Pascual, J.</text:p>
          </table:table-cell>
          <table:table-cell table:style-name="Default" office:value-type="float" office:value="58">
            <text:p>58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-62">
            <text:p>-62</text:p>
          </table:table-cell>
          <table:table-cell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Moree, G.</text:p>
          </table:table-cell>
          <table:table-cell table:style-name="Default" office:value-type="float" office:value="56">
            <text:p>56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11" office:value-type="float" office:value="1540">
            <text:p>1540</text:p>
          </table:table-cell>
          <table:table-cell table:style-name="ce11"/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-59">
            <text:p>-59</text:p>
          </table:table-cell>
          <table:table-cell table:number-columns-repeated="3" table:style-name="ce11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8" office:value-type="string">
            <text:p>Exhausted</text:p>
          </table:table-cell>
          <table:table-cell table:style-name="ce8" office:value-type="float" office:value="0">
            <text:p>0</text:p>
          </table:table-cell>
          <table:table-cell table:style-name="ce11" table:number-columns-repeated="4"/>
          <table:table-cell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  <table:table-cell office:value-type="float" office:value="289">
            <text:p>289</text:p>
          </table:table-cell>
          <table:table-cell office:value-type="float" office:value="126">
            <text:p>126</text:p>
          </table:table-cell>
          <table:table-cell office:value-type="float" office:value="415">
            <text:p>415</text:p>
          </table:table-cell>
          <table:table-cell office:value-type="float" office:value="222">
            <text:p>222</text:p>
          </table:table-cell>
          <table:table-cell office:value-type="float" office:value="637">
            <text:p>637</text:p>
          </table:table-cell>
          <table:table-cell office:value-type="float" office:value="896">
            <text:p>896</text:p>
          </table:table-cell>
          <table:table-cell office:value-type="float" office:value="1533">
            <text:p>1533</text:p>
          </table:table-cell>
          <table:table-cell table:number-columns-repeated="99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bridge 1" table:style-name="ta1">
        <table:shapes>
          <draw:frame draw:z-index="0" draw:style-name="gr1" svg:width="15.999cm" svg:height="8.999cm" svg:x="11.086cm" svg:y="0.139cm">
            <draw:object draw:notify-on-update-of-ranges="'Cambridge 1'.A2:'Cambridge 1'.A19 'Cambridge 1'.B1:'Cambridge 1'.B1 'Cambridge 1'.B2:'Cambridge 1'.B19 'Cambridge 1'.C1:'Cambridge 1'.C1 'Cambridge 1'.C2:'Cambridge 1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table table:name="Cambridge 1T" table:style-name="ta1">
        <table:shapes>
          <draw:frame draw:z-index="0" draw:style-name="gr1" svg:width="15.999cm" svg:height="8.999cm" svg:x="11.086cm" svg:y="0.139cm">
            <draw:object draw:notify-on-update-of-ranges="'Cambridge 1T'.A2:'Cambridge 1T'.A19 'Cambridge 1T'.B1:'Cambridge 1T'.B1 'Cambridge 1T'.B2:'Cambridge 1T'.B19 'Cambridge 1T'.C1:'Cambridge 1T'.C1 'Cambridge 1T'.C2:'Cambridge 1T'.C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9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995" table:default-cell-style-name="Default"/>
        <table:table-row table:style-name="ro2">
          <table:table-cell table:style-name="ce7" office:value-type="string">
            <text:p>Tur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Quota</text:p>
          </table:table-cell>
          <table:table-cell table:style-name="ce10" office:value-type="string">
            <text:p>T</text:p>
          </table:table-cell>
          <table:table-cell table:style-name="ce10" office:value-type="float" office:value="2">
            <text:p>2</text:p>
          </table:table-cell>
          <table:table-cell table:style-name="ce10" table:number-columns-repeated="995"/>
        </table:table-row>
        <table:table-row table:style-name="ro1">
          <table:table-cell table:style-name="ce8" office:value-type="string">
            <text:p>Cheung, L</text:p>
          </table:table-cell>
          <table:table-cell table:style-name="ce11" office:value-type="float" office:value="1974">
            <text:p>1974</text:p>
          </table:table-cell>
          <table:table-cell office:value-type="float" office:value="1540">
            <text:p>1540</text:p>
          </table:table-cell>
          <table:table-cell table:style-name="ce11" office:value-type="float" office:value="-434">
            <text:p>-434</text:p>
          </table:table-cell>
          <table:table-cell office:value-type="float" office:value="1540">
            <text:p>15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Toomey, T</text:p>
          </table:table-cell>
          <table:table-cell table:style-name="ce11" office:value-type="float" office:value="1654">
            <text:p>1654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54">
            <text:p>165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her, D</text:p>
          </table:table-cell>
          <table:table-cell table:style-name="ce11" office:value-type="float" office:value="1636">
            <text:p>1636</text:p>
          </table:table-cell>
          <table:table-cell office:value-type="float" office:value="1540">
            <text:p>1540</text:p>
          </table:table-cell>
          <table:table-cell table:style-name="ce11" office:value-type="float" office:value="0">
            <text:p>0</text:p>
          </table:table-cell>
          <table:table-cell office:value-type="float" office:value="1636">
            <text:p>163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avis, H</text:p>
          </table:table-cell>
          <table:table-cell table:style-name="ce11" office:value-type="float" office:value="1407">
            <text:p>1407</text:p>
          </table:table-cell>
          <table:table-cell office:value-type="float" office:value="1540">
            <text:p>1540</text:p>
          </table:table-cell>
          <table:table-cell table:style-name="ce11" office:value-type="float" office:value="91">
            <text:p>91</text:p>
          </table:table-cell>
          <table:table-cell office:value-type="float" office:value="1498">
            <text:p>149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immons, D</text:p>
          </table:table-cell>
          <table:table-cell table:style-name="ce11" office:value-type="float" office:value="1224">
            <text:p>1224</text:p>
          </table:table-cell>
          <table:table-cell office:value-type="float" office:value="1540">
            <text:p>1540</text:p>
          </table:table-cell>
          <table:table-cell table:style-name="ce11" office:value-type="float" office:value="41">
            <text:p>41</text:p>
          </table:table-cell>
          <table:table-cell office:value-type="float" office:value="1265">
            <text:p>1265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Decker, M</text:p>
          </table:table-cell>
          <table:table-cell table:style-name="ce11" office:value-type="float" office:value="1092">
            <text:p>1092</text:p>
          </table:table-cell>
          <table:table-cell office:value-type="float" office:value="1540">
            <text:p>1540</text:p>
          </table:table-cell>
          <table:table-cell table:style-name="ce11" office:value-type="float" office:value="48">
            <text:p>48</text:p>
          </table:table-cell>
          <table:table-cell office:value-type="float" office:value="1140">
            <text:p>1140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Kelley, C</text:p>
          </table:table-cell>
          <table:table-cell table:style-name="ce11" office:value-type="float" office:value="1075">
            <text:p>1075</text:p>
          </table:table-cell>
          <table:table-cell office:value-type="float" office:value="1540">
            <text:p>1540</text:p>
          </table:table-cell>
          <table:table-cell table:style-name="ce11" office:value-type="float" office:value="47">
            <text:p>47</text:p>
          </table:table-cell>
          <table:table-cell office:value-type="float" office:value="1122">
            <text:p>1122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VanBeuz., M</text:p>
          </table:table-cell>
          <table:table-cell table:style-name="ce11" office:value-type="float" office:value="1011">
            <text:p>1011</text:p>
          </table:table-cell>
          <table:table-cell office:value-type="float" office:value="1540">
            <text:p>1540</text:p>
          </table:table-cell>
          <table:table-cell table:style-name="ce11" office:value-type="float" office:value="56">
            <text:p>56</text:p>
          </table:table-cell>
          <table:table-cell office:value-type="float" office:value="1067">
            <text:p>1067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Reeves, K</text:p>
          </table:table-cell>
          <table:table-cell table:style-name="ce11" office:value-type="float" office:value="979">
            <text:p>979</text:p>
          </table:table-cell>
          <table:table-cell office:value-type="float" office:value="1540">
            <text:p>1540</text:p>
          </table:table-cell>
          <table:table-cell table:style-name="ce11" office:value-type="float" office:value="35">
            <text:p>35</text:p>
          </table:table-cell>
          <table:table-cell office:value-type="float" office:value="1014">
            <text:p>101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ard, L</text:p>
          </table:table-cell>
          <table:table-cell table:style-name="ce11" office:value-type="float" office:value="816">
            <text:p>816</text:p>
          </table:table-cell>
          <table:table-cell office:value-type="float" office:value="1540">
            <text:p>1540</text:p>
          </table:table-cell>
          <table:table-cell table:style-name="ce11" office:value-type="float" office:value="13">
            <text:p>13</text:p>
          </table:table-cell>
          <table:table-cell office:value-type="float" office:value="829">
            <text:p>82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eidel, S</text:p>
          </table:table-cell>
          <table:table-cell table:style-name="ce11" office:value-type="float" office:value="768">
            <text:p>768</text:p>
          </table:table-cell>
          <table:table-cell office:value-type="float" office:value="1540">
            <text:p>1540</text:p>
          </table:table-cell>
          <table:table-cell table:style-name="ce11" office:value-type="float" office:value="40">
            <text:p>40</text:p>
          </table:table-cell>
          <table:table-cell office:value-type="float" office:value="808">
            <text:p>80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Nelson, M</text:p>
          </table:table-cell>
          <table:table-cell table:style-name="ce11" office:value-type="float" office:value="523">
            <text:p>523</text:p>
          </table:table-cell>
          <table:table-cell office:value-type="float" office:value="1540">
            <text:p>1540</text:p>
          </table:table-cell>
          <table:table-cell table:style-name="ce11" office:value-type="float" office:value="11">
            <text:p>11</text:p>
          </table:table-cell>
          <table:table-cell office:value-type="float" office:value="534">
            <text:p>5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arq., C</text:p>
          </table:table-cell>
          <table:table-cell table:style-name="ce11" office:value-type="float" office:value="488">
            <text:p>488</text:p>
          </table:table-cell>
          <table:table-cell office:value-type="float" office:value="1540">
            <text:p>1540</text:p>
          </table:table-cell>
          <table:table-cell table:style-name="ce11" office:value-type="float" office:value="21">
            <text:p>21</text:p>
          </table:table-cell>
          <table:table-cell office:value-type="float" office:value="509">
            <text:p>509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Stohlman, T</text:p>
          </table:table-cell>
          <table:table-cell table:style-name="ce11" office:value-type="float" office:value="336">
            <text:p>336</text:p>
          </table:table-cell>
          <table:table-cell office:value-type="float" office:value="1540">
            <text:p>1540</text:p>
          </table:table-cell>
          <table:table-cell table:style-name="ce11" office:value-type="float" office:value="20">
            <text:p>20</text:p>
          </table:table-cell>
          <table:table-cell office:value-type="float" office:value="356">
            <text:p>356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Williams., J</text:p>
          </table:table-cell>
          <table:table-cell table:style-name="ce11" office:value-type="float" office:value="171">
            <text:p>171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173">
            <text:p>173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ello, G</text:p>
          </table:table-cell>
          <table:table-cell table:style-name="ce11" office:value-type="float" office:value="128">
            <text:p>128</text:p>
          </table:table-cell>
          <table:table-cell office:value-type="float" office:value="1540">
            <text:p>1540</text:p>
          </table:table-cell>
          <table:table-cell table:style-name="ce11" office:value-type="float" office:value="6">
            <text:p>6</text:p>
          </table:table-cell>
          <table:table-cell office:value-type="float" office:value="134">
            <text:p>134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Pascual, J</text:p>
          </table:table-cell>
          <table:table-cell table:style-name="ce11" office:value-type="float" office:value="57">
            <text:p>57</text:p>
          </table:table-cell>
          <table:table-cell office:value-type="float" office:value="1540">
            <text:p>1540</text:p>
          </table:table-cell>
          <table:table-cell table:style-name="ce11" office:value-type="float" office:value="1">
            <text:p>1</text:p>
          </table:table-cell>
          <table:table-cell office:value-type="float" office:value="58">
            <text:p>58</text:p>
          </table:table-cell>
          <table:table-cell table:number-columns-repeated="995"/>
        </table:table-row>
        <table:table-row table:style-name="ro1">
          <table:table-cell table:style-name="ce8" office:value-type="string">
            <text:p>Moree, G</text:p>
          </table:table-cell>
          <table:table-cell table:style-name="ce11" office:value-type="float" office:value="54">
            <text:p>54</text:p>
          </table:table-cell>
          <table:table-cell office:value-type="float" office:value="1540">
            <text:p>1540</text:p>
          </table:table-cell>
          <table:table-cell table:style-name="ce11"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995"/>
        </table:table-row>
        <table:table-row table:style-name="ro2" table:number-rows-repeated="1048556">
          <table:table-cell table:number-columns-repeated="1000"/>
        </table:table-row>
        <table:table-row table:style-name="ro2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Lamarche</meta:initial-creator>
    <meta:creation-date>2012-11-13T16:21:19</meta:creation-date>
    <dc:date>2013-02-07T16:21:10</dc:date>
    <dc:creator>Julien Lamarche</dc:creator>
    <meta:editing-duration>PT1H37M32S</meta:editing-duration>
    <meta:editing-cycles>20</meta:editing-cycles>
    <meta:generator>LibreOffice/3.5$Linux_x86 LibreOffice_project/350m1$Build-2</meta:generator>
    <meta:document-statistic meta:table-count="4" meta:cell-count="15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'.A1:'Cambridge 1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'.A2:'Cambridge 1'.A19"/>
          </chart:axis>
          <chart:axis chart:dimension="y" chart:name="primary-y" chart:style-name="ch5"/>
          <chart:series chart:style-name="ch6" chart:values-cell-range-address="'Cambridge 1'.B2:'Cambridge 1'.B19" chart:label-cell-address="'Cambridge 1'.B1:'Cambridge 1'.B1" chart:class="chart:bar">
            <chart:data-point chart:repeated="18"/>
          </chart:series>
          <chart:series chart:style-name="ch7" chart:values-cell-range-address="'Cambridge 1'.C2:'Cambridge 1'.C19" chart:label-cell-address="'Cambridge 1'.C1:'Cambridge 1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'.B1:'Cambridge 1'.B1</svg:desc>
                </draw:g>
              </table:table-cell>
              <table:table-cell office:value-type="string">
                <text:p>Quota</text:p>
                <draw:g>
                  <svg:desc>'Cambridge 1'.C1:'Cambridge 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'.A2:'Cambridge 1'.A19</svg:desc>
                </draw:g>
              </table:table-cell>
              <table:table-cell office:value-type="float" office:value="1974">
                <text:p>1974</text:p>
                <draw:g>
                  <svg:desc>'Cambridge 1'.B2:'Cambridge 1'.B19</svg:desc>
                </draw:g>
              </table:table-cell>
              <table:table-cell office:value-type="float" office:value="1540">
                <text:p>1540</text:p>
                <draw:g>
                  <svg:desc>'Cambridge 1'.C2:'Cambridge 1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cm" svg:y="3.952cm" style:legend-expansion="high" chart:style-name="ch2"/>
        <chart:plot-area chart:style-name="ch3" table:cell-range-address="'Cambridge 1T'.A1:'Cambridge 1T'.C19" chart:data-source-has-labels="both" svg:x="0.77cm" svg:y="0.855cm" svg:width="12.32cm" svg:height="7.545cm">
          <chartooo:coordinate-region svg:x="1.762cm" svg:y="1.054cm" svg:width="11.328cm" svg:height="5.085cm"/>
          <chart:axis chart:dimension="x" chart:name="primary-x" chart:style-name="ch4" chartooo:axis-type="auto">
            <chartooo:date-scale/>
            <chart:categories table:cell-range-address="'Cambridge 1T'.A2:'Cambridge 1T'.A19"/>
          </chart:axis>
          <chart:axis chart:dimension="y" chart:name="primary-y" chart:style-name="ch5"/>
          <chart:series chart:style-name="ch6" chart:values-cell-range-address="'Cambridge 1T'.B2:'Cambridge 1T'.B19" chart:label-cell-address="'Cambridge 1T'.B1:'Cambridge 1T'.B1" chart:class="chart:bar">
            <chart:data-point chart:repeated="18"/>
          </chart:series>
          <chart:series chart:style-name="ch7" chart:values-cell-range-address="'Cambridge 1T'.C2:'Cambridge 1T'.C19" chart:label-cell-address="'Cambridge 1T'.C1:'Cambridge 1T'.C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Cambridge 1T'.B1:'Cambridge 1T'.B1</svg:desc>
                </draw:g>
              </table:table-cell>
              <table:table-cell office:value-type="string">
                <text:p>Quota</text:p>
                <draw:g>
                  <svg:desc>'Cambridge 1T'.C1:'Cambridge 1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</text:p>
                <draw:g>
                  <svg:desc>'Cambridge 1T'.A2:'Cambridge 1T'.A19</svg:desc>
                </draw:g>
              </table:table-cell>
              <table:table-cell office:value-type="float" office:value="1974">
                <text:p>1974</text:p>
                <draw:g>
                  <svg:desc>'Cambridge 1T'.B2:'Cambridge 1T'.B19</svg:desc>
                </draw:g>
              </table:table-cell>
              <table:table-cell office:value-type="float" office:value="1540">
                <text:p>1540</text:p>
                <draw:g>
                  <svg:desc>'Cambridge 1T'.C2:'Cambridge 1T'.C19</svg:desc>
                </draw:g>
              </table:table-cell>
            </table:table-row>
            <table:table-row>
              <table:table-cell office:value-type="string">
                <text:p>Toomey, T</text:p>
              </table:table-cell>
              <table:table-cell office:value-type="float" office:value="1654">
                <text:p>165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</text:p>
              </table:table-cell>
              <table:table-cell office:value-type="float" office:value="1636">
                <text:p>16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</text:p>
              </table:table-cell>
              <table:table-cell office:value-type="float" office:value="1407">
                <text:p>140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D</text:p>
              </table:table-cell>
              <table:table-cell office:value-type="float" office:value="1224">
                <text:p>1224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</text:p>
              </table:table-cell>
              <table:table-cell office:value-type="float" office:value="1092">
                <text:p>109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</text:p>
              </table:table-cell>
              <table:table-cell office:value-type="float" office:value="1075">
                <text:p>107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., M</text:p>
              </table:table-cell>
              <table:table-cell office:value-type="float" office:value="1011">
                <text:p>10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</text:p>
              </table:table-cell>
              <table:table-cell office:value-type="float" office:value="979">
                <text:p>979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</text:p>
              </table:table-cell>
              <table:table-cell office:value-type="float" office:value="816">
                <text:p>81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</text:p>
              </table:table-cell>
              <table:table-cell office:value-type="float" office:value="768">
                <text:p>76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</text:p>
              </table:table-cell>
              <table:table-cell office:value-type="float" office:value="523">
                <text:p>52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., C</text:p>
              </table:table-cell>
              <table:table-cell office:value-type="float" office:value="488">
                <text:p>48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</text:p>
              </table:table-cell>
              <table:table-cell office:value-type="float" office:value="336">
                <text:p>33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., J</text:p>
              </table:table-cell>
              <table:table-cell office:value-type="float" office:value="171">
                <text:p>17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</text:p>
              </table:table-cell>
              <table:table-cell office:value-type="float" office:value="128">
                <text:p>1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</text:p>
              </table:table-cell>
              <table:table-cell office:value-type="float" office:value="57">
                <text:p>5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</text:p>
              </table:table-cell>
              <table:table-cell office:value-type="float" office:value="54">
                <text:p>54</text:p>
              </table:table-cell>
              <table:table-cell office:value-type="float" office:value="1540">
                <text:p>15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903cm" svg:height="16.426cm" xlink:href=".." xlink:type="simple" chart:class="chart:bar" chart:style-name="ch1">
        <chart:title svg:x="10.156cm" svg:y="0.464cm" chart:style-name="ch2">
          <text:p>Cambridge, Massachussetts</text:p>
        </chart:title>
        <chart:subtitle svg:x="9.163cm" svg:y="1.571cm" chart:style-name="ch3">
          <text:p>City Council Elections, November 8th, 2011</text:p>
        </chart:subtitle>
        <chart:plot-area chart:style-name="ch4" table:cell-range-address="Cambridge_Increment.A25:Cambridge_Increment.E43 Cambridge_Increment.B24:Cambridge_Increment.E24" chart:data-source-has-labels="both" svg:x="1.529cm" svg:y="2.91cm" svg:width="23.338cm" svg:height="12.768cm">
          <chartooo:coordinate-region svg:x="2.521cm" svg:y="3.11cm" svg:width="22.096cm" svg:height="11.523cm"/>
          <chart:axis chart:dimension="x" chart:name="primary-x" chart:style-name="ch5" chartooo:axis-type="auto">
            <chartooo:date-scale/>
            <chart:categories table:cell-range-address="Cambridge_Increment.A25:Cambridge_Increment.A43"/>
          </chart:axis>
          <chart:axis chart:dimension="y" chart:name="primary-y" chart:style-name="ch6">
            <chart:title svg:x="0.451cm" svg:y="9.761cm" chart:style-name="ch7">
              <text:p>Votes</text:p>
            </chart:title>
            <chart:grid chart:style-name="ch8" chart:class="major"/>
          </chart:axis>
          <chart:series chart:style-name="ch9" chart:values-cell-range-address="Cambridge_Increment.B25:Cambridge_Increment.B43" chart:label-cell-address="Cambridge_Increment.B24:Cambridge_Increment.B24" chart:class="chart:bar">
            <chart:data-point chart:repeated="19"/>
          </chart:series>
          <chart:series chart:style-name="ch10" chart:values-cell-range-address="Cambridge_Increment.C25:Cambridge_Increment.C43" chart:label-cell-address="Cambridge_Increment.C24:Cambridge_Increment.C24" chart:class="chart:bar">
            <chart:data-point chart:repeated="19"/>
          </chart:series>
          <chart:series chart:style-name="ch11" chart:values-cell-range-address="Cambridge_Increment.D25:Cambridge_Increment.D43" chart:label-cell-address="Cambridge_Increment.D24:Cambridge_Increment.D24" chart:class="chart:bar">
            <chart:data-point chart:repeated="19"/>
          </chart:series>
          <chart:series chart:style-name="ch12" chart:values-cell-range-address="Cambridge_Increment.E25:Cambridge_Increment.E43" chart:label-cell-address="Cambridge_Increment.E24:Cambridge_Increment.E24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ue</text:p>
                <draw:g>
                  <svg:desc>Cambridge_Increment.B24:Cambridge_Increment.B24</svg:desc>
                </draw:g>
              </table:table-cell>
              <table:table-cell office:value-type="string">
                <text:p>Rouge</text:p>
                <draw:g>
                  <svg:desc>Cambridge_Increment.C24:Cambridge_Increment.C24</svg:desc>
                </draw:g>
              </table:table-cell>
              <table:table-cell office:value-type="string">
                <text:p>Blue ciel</text:p>
                <draw:g>
                  <svg:desc>Cambridge_Increment.D24:Cambridge_Increment.D24</svg:desc>
                </draw:g>
              </table:table-cell>
              <table:table-cell office:value-type="string">
                <text:p>Ligne</text:p>
                <draw:g>
                  <svg:desc>Cambridge_Increment.E24:Cambridge_Increment.E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ung, L.</text:p>
                <draw:g>
                  <svg:desc>Cambridge_Increment.A25:Cambridge_Increment.A43</svg:desc>
                </draw:g>
              </table:table-cell>
              <table:table-cell office:value-type="float" office:value="1540">
                <text:p>1540</text:p>
                <draw:g>
                  <svg:desc>Cambridge_Increment.B25:Cambridge_Increment.B43</svg:desc>
                </draw:g>
              </table:table-cell>
              <table:table-cell office:value-type="float" office:value="NaN">
                <text:p>NaN</text:p>
                <draw:g>
                  <svg:desc>Cambridge_Increment.C25:Cambridge_Increment.C43</svg:desc>
                </draw:g>
              </table:table-cell>
              <table:table-cell office:value-type="float" office:value="NaN">
                <text:p>NaN</text:p>
                <draw:g>
                  <svg:desc>Cambridge_Increment.D25:Cambridge_Increment.D43</svg:desc>
                </draw:g>
              </table:table-cell>
              <table:table-cell office:value-type="float" office:value="1540">
                <text:p>1540</text:p>
                <draw:g>
                  <svg:desc>Cambridge_Increment.E25:Cambridge_Increment.E43</svg:desc>
                </draw:g>
              </table:table-cell>
            </table:table-row>
            <table:table-row>
              <table:table-cell office:value-type="string">
                <text:p>Toomey, T.</text:p>
              </table:table-cell>
              <table:table-cell office:value-type="float" office:value="1540">
                <text:p>1540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her, D.</text:p>
              </table:table-cell>
              <table:table-cell office:value-type="float" office:value="1636">
                <text:p>16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avis, H.</text:p>
              </table:table-cell>
              <table:table-cell office:value-type="float" office:value="1498">
                <text:p>1498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immons, E.</text:p>
              </table:table-cell>
              <table:table-cell office:value-type="float" office:value="1265">
                <text:p>1265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Decker, M.</text:p>
              </table:table-cell>
              <table:table-cell office:value-type="float" office:value="1140">
                <text:p>114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Kelley, C.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vanBeuzekom, M.</text:p>
              </table:table-cell>
              <table:table-cell office:value-type="float" office:value="1067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Reeves, K.</text:p>
              </table:table-cell>
              <table:table-cell office:value-type="float" office:value="1014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ard, L.</text:p>
              </table:table-cell>
              <table:table-cell office:value-type="float" office:value="829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eidel, S.</text:p>
              </table:table-cell>
              <table:table-cell office:value-type="float" office:value="808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Nelson, M.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arquardt, C.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Stohlman, T.</text:p>
              </table:table-cell>
              <table:table-cell office:value-type="float" office:value="356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Williamson, J.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ello, G.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Pascual, J.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Moree, G.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Exhausted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